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 Web" svg:font-family="'Titillium Web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P1" style:family="paragraph" style:parent-style-name="Standard">
      <style:text-properties officeooo:rsid="0013a558" officeooo:paragraph-rsid="0013a558"/>
    </style:style>
    <style:style style:name="P2" style:family="paragraph" style:parent-style-name="Standard">
      <style:text-properties officeooo:paragraph-rsid="0013a558"/>
    </style:style>
    <style:style style:name="P3" style:family="paragraph" style:parent-style-name="Standard">
      <style:text-properties officeooo:rsid="001446d4" officeooo:paragraph-rsid="001446d4"/>
    </style:style>
    <style:style style:name="P4" style:family="paragraph" style:parent-style-name="Standard">
      <style:text-properties officeooo:rsid="00165bf3" officeooo:paragraph-rsid="00165bf3"/>
    </style:style>
    <style:style style:name="P5" style:family="paragraph" style:parent-style-name="Standard">
      <style:text-properties officeooo:rsid="001803d1" officeooo:paragraph-rsid="001803d1"/>
    </style:style>
    <style:style style:name="P6" style:family="paragraph" style:parent-style-name="Standard">
      <style:text-properties officeooo:rsid="001908a9" officeooo:paragraph-rsid="001908a9"/>
    </style:style>
    <style:style style:name="P7" style:family="paragraph" style:parent-style-name="Standard">
      <style:text-properties officeooo:rsid="001908a9" officeooo:paragraph-rsid="001e40fd"/>
    </style:style>
    <style:style style:name="P8" style:family="paragraph" style:parent-style-name="Standard">
      <style:text-properties officeooo:rsid="001b3fa4" officeooo:paragraph-rsid="001908a9"/>
    </style:style>
    <style:style style:name="P9" style:family="paragraph" style:parent-style-name="Standard">
      <style:text-properties officeooo:rsid="001b3fa4" officeooo:paragraph-rsid="001b3fa4"/>
    </style:style>
    <style:style style:name="P10" style:family="paragraph" style:parent-style-name="Standard">
      <style:text-properties officeooo:rsid="001e40fd" officeooo:paragraph-rsid="001e40fd"/>
    </style:style>
    <style:style style:name="P11" style:family="paragraph" style:parent-style-name="Standard">
      <style:text-properties officeooo:rsid="0021a5da" officeooo:paragraph-rsid="0021a5da"/>
    </style:style>
    <style:style style:name="P12" style:family="paragraph" style:parent-style-name="Standard">
      <style:text-properties officeooo:paragraph-rsid="001e40fd"/>
    </style:style>
    <style:style style:name="P13" style:family="paragraph" style:parent-style-name="Standard">
      <style:text-properties officeooo:rsid="0026f1c7" officeooo:paragraph-rsid="0026f1c7"/>
    </style:style>
    <style:style style:name="P14" style:family="paragraph" style:parent-style-name="Standard">
      <style:text-properties officeooo:paragraph-rsid="00231c05"/>
    </style:style>
    <style:style style:name="P15" style:family="paragraph" style:parent-style-name="Standard">
      <style:text-properties fo:font-variant="normal" fo:text-transform="none" fo:color="#333333" style:font-name="Titillium Web" fo:font-size="10.5pt" fo:letter-spacing="normal" fo:font-style="normal" fo:font-weight="normal" officeooo:rsid="00231c05" officeooo:paragraph-rsid="00231c05"/>
    </style:style>
    <style:style style:name="P16" style:family="paragraph" style:parent-style-name="Standard">
      <style:text-properties officeooo:rsid="0026f1c7" officeooo:paragraph-rsid="0026f1c7"/>
    </style:style>
    <style:style style:name="P17" style:family="paragraph" style:parent-style-name="Standard">
      <style:text-properties officeooo:rsid="00279ab2" officeooo:paragraph-rsid="00279ab2"/>
    </style:style>
    <style:style style:name="T1" style:family="text">
      <style:text-properties officeooo:rsid="0014e0a9"/>
    </style:style>
    <style:style style:name="T2" style:family="text">
      <style:text-properties officeooo:rsid="0015b3f3"/>
    </style:style>
    <style:style style:name="T3" style:family="text">
      <style:text-properties officeooo:rsid="00165bf3"/>
    </style:style>
    <style:style style:name="T4" style:family="text">
      <style:text-properties officeooo:rsid="0018fc01"/>
    </style:style>
    <style:style style:name="T5" style:family="text">
      <style:text-properties officeooo:rsid="001d3d41"/>
    </style:style>
    <style:style style:name="T6" style:family="text">
      <style:text-properties fo:font-variant="normal" fo:text-transform="none" fo:color="#333333" style:font-name="Titillium Web" fo:font-size="10.5pt" fo:letter-spacing="normal" fo:font-style="normal" fo:font-weight="normal"/>
    </style:style>
    <style:style style:name="T7" style:family="text">
      <style:text-properties fo:font-variant="normal" fo:text-transform="none" fo:color="#333333" style:font-name="Titillium Web" fo:font-size="10.5pt" fo:letter-spacing="normal" fo:font-style="normal" fo:font-weight="normal" officeooo:rsid="0024833c"/>
    </style:style>
    <style:style style:name="T8" style:family="text">
      <style:text-properties officeooo:rsid="0026f1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Nvidia g</text:span>raphic <text:span text:style-name="T2">d</text:span>river install</text:p>
      <text:p text:style-name="P1"/>
      <text:p text:style-name="P1">sudo-add-apt-repository ppa:graphics-drivers/ppa</text:p>
      <text:p text:style-name="P1">sudo apt-get update</text:p>
      <text:p text:style-name="P1">sudo apt-get install nvidia-390 (GTX1050)</text:p>
      <text:p text:style-name="P4">sudo reboot</text:p>
      <text:p text:style-name="P4"/>
      <text:p text:style-name="P5"><text:span text:style-name="T4">install </text:span>check: <text:span text:style-name="T3">nvidia-smi</text:span></text:p>
      <text:p text:style-name="P2"/>
      <text:p text:style-name="P3">source:</text:p>
      <text:p text:style-name="P3"><text:a xlink:type="simple" xlink:href="http://igotit.tistory.com/entry/우분투-nvidia-드라이버-설치">http://igotit.tistory.com/entry/%EC%9A%B0%EB%B6%84%ED%88%AC-nvidia-%EB%93%9C%EB%9D%BC%EC%9D%B4%EB%B2%84-%EC%84%A4%EC%B9%98</text:a></text:p>
      <text:p text:style-name="P3"/>
      <text:p text:style-name="P6">2. Linux Kore/Eng change key</text:p>
      <text:p text:style-name="P8"/>
      <text:p text:style-name="P9">goto language support → update language pack</text:p>
      <text:p text:style-name="P6">goto Text entry setting →<text:span text:style-name="T5"> change key</text:span></text:p>
      <text:p text:style-name="P6"/>
      <text:p text:style-name="P10">3. ROS install</text:p>
      <text:p text:style-name="P10"/>
      <text:p text:style-name="P10">http://cafe.naver.com/openrt/5413</text:p>
      <text:p text:style-name="P6"/>
      <text:p text:style-name="P12"><text:span text:style-name="T8">4. Qtcreator 자꾸 </text:span><text:span text:style-name="T6">cannot overwrite file </text:span><text:span text:style-name="T7">(중략)</text:span><text:span text:style-name="T6"> Permission denied </text:span>뜰 때</text:p>
      <text:p text:style-name="P14"/>
      <text:p text:style-name="P15">sudo chown -R username /home/usrname/.config/QtProject/</text:p>
      <text:p text:style-name="P11"/>
      <text:p text:style-name="P7"/>
      <text:p text:style-name="P13">5. mac book ubuntu dual booting setting</text:p>
      <text:p text:style-name="P13"/>
      <text:p text:style-name="P13">for wifi download </text:p>
      <text:p text:style-name="P13"/>
      <text:p text:style-name="P17"><text:a xlink:type="simple" xlink:href="https://packages.ubuntu.com/trusty/amd64/bcmwl-kernel-source/download">https://packages.ubuntu.com/trusty/amd64/bcmwl-kernel-source/download</text:a></text:p>
      <text:p text:style-name="P17">https://packages.ubuntu.com/trusty/all/dkms/downlo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tillium Web" svg:font-family="'Titillium Web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나눔고딕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나눔고딕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" style:font-family-asian="나눔고딕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3:21:25.970190539</meta:creation-date>
    <dc:date>2018-03-05T10:20:26.343130722</dc:date>
    <meta:editing-duration>PT5H14M35S</meta:editing-duration>
    <meta:editing-cycles>26</meta:editing-cycles>
    <meta:generator>LibreOffice/4.2.8.2$Linux_X86_64 LibreOffice_project/420m0$Build-2</meta:generator>
    <meta:document-statistic meta:table-count="0" meta:image-count="0" meta:object-count="0" meta:page-count="1" meta:paragraph-count="19" meta:word-count="77" meta:character-count="757" meta:non-whitespace-character-count="702"/>
  </office:meta>
</office:document-meta>
</file>